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6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2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13" style:family="paragraph" style:parent-style-name="Standard" style:list-style-name="L14"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5"/>
    <style:style style:name="P15" style:family="paragraph" style:parent-style-name="Text_20_body" style:list-style-name="L8"/>
    <style:style style:name="P16" style:family="paragraph" style:parent-style-name="Text_20_body" style:list-style-name="L12"/>
    <style:style style:name="P17" style:family="paragraph" style:parent-style-name="Text_20_body" style:list-style-name="L17">
      <style:text-properties style:text-underline-style="none" fo:font-weight="normal" style:font-weight-asian="normal" style:font-weight-complex="normal"/>
    </style:style>
    <style:style style:name="P18" style:family="paragraph" style:parent-style-name="Text_20_body" style:list-style-name="L14"/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Preformatted_20_Text" style:list-style-name="L6">
      <style:text-properties style:text-underline-style="none" fo:font-weight="normal" style:font-weight-asian="normal" style:font-weight-complex="normal"/>
    </style:style>
    <style:style style:name="P21" style:family="paragraph" style:parent-style-name="Preformatted_20_Text" style:list-style-name="L7"/>
    <style:style style:name="P22" style:family="paragraph" style:parent-style-name="Preformatted_20_Text" style:list-style-name="L9"/>
    <style:style style:name="P23" style:family="paragraph" style:parent-style-name="Preformatted_20_Text" style:list-style-name="L10"/>
    <style:style style:name="P24" style:family="paragraph" style:parent-style-name="Preformatted_20_Text" style:list-style-name="L11"/>
    <style:style style:name="P25" style:family="paragraph" style:parent-style-name="Preformatted_20_Text" style:list-style-name="L13"/>
    <style:style style:name="P26" style:family="paragraph" style:parent-style-name="Heading_20_5" style:list-style-name="L17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fo:font-size="11pt" style:text-underline-style="none" style:font-size-asian="11pt" style:font-size-complex="11pt"/>
    </style:style>
    <style:style style:name="T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EE</text:p>
      <text:p text:style-name="P1"/>
      <text:p text:style-name="Standard"/>
      <text:list xml:id="list11167924081" text:style-name="L1">
        <text:list-item>
          <text:p text:style-name="P6">Fonctionnement d'une application web avec Java EE</text:p>
        </text:list-item>
      </text:list>
      <text:p text:style-name="Standard"/>
      <text:p text:style-name="Standard"><draw:frame draw:style-name="fr1" draw:name="graphics1" text:anchor-type="as-char" svg:width="16.766cm" svg:height="5.754cm" draw:z-index="0"><draw:image xlink:href="http://uploads.siteduzero.com/files/369001_370000/369177.png" xlink:type="simple" xlink:show="embed" xlink:actuate="onLoad"/></draw:frame></text:p>
      <text:p text:style-name="Standard"/>
      <text:p text:style-name="Standard">Le serveur utilisé sera Tomcat.</text:p>
      <text:p text:style-name="Standard"/>
      <text:list xml:id="list1882885137" text:style-name="L2">
        <text:list-item>
          <text:p text:style-name="P7"><text:span text:style-name="T2">La servlet</text:span><text:span text:style-name="T1"> </text:span>:</text:p>
        </text:list-item>
      </text:list>
      <text:p text:style-name="Standard"/>
      <text:p text:style-name="Standard">Elle permet le traitement de requêtes et la personnalisation de réponse. Elle est le point d'entrée de l'application. </text:p>
      <text:p text:style-name="Standard"/>
      <text:p text:style-name="Standard">Créer une servlet : (exemple)</text:p>
      <text:p text:style-name="Standard"/>
      <text:p text:style-name="Standard"><text:tab/>package com.sdzee.servlets;</text:p>
      <text:p text:style-name="Standard"/>
      <text:p text:style-name="Standard"><text:tab/>import javax.servlet.http.HttpServlet;</text:p>
      <text:p text:style-name="Standard"/>
      <text:p text:style-name="Standard"><text:tab/>public class Test extends HttpServlet {</text:p>
      <text:p text:style-name="Standard"><text:s text:c="4"/></text:p>
      <text:p text:style-name="Standard"><text:tab/>}</text:p>
      <text:p text:style-name="Standard"/>
      <text:p text:style-name="Standard">Une servlet doit implémenter les méthodes doGet ou doPost ou doHead. </text:p>
      <text:p text:style-name="Standard"/>
      <text:p text:style-name="Standard">Enregistrement auprès de l'application :</text:p>
      <text:p text:style-name="Standard">Dans le fichier web.xml du répertoire WEB_INF, ajouter : </text:p>
      <text:p text:style-name="Standard">- <text:bookmark text:name="r-619452"/>Définition de la servlet</text:p>
      <text:p text:style-name="Standard"><text:tab/>&lt;servlet&gt;</text:p>
      <text:p text:style-name="Standard"><text:tab/><text:tab/>&lt;servlet-name&gt;Test&lt;/servlet-name&gt;</text:p>
      <text:p text:style-name="Standard"><text:tab/><text:tab/>&lt;servlet-class&gt;com.sdzee.servlets.Test&lt;/servlet-class&gt;</text:p>
      <text:p text:style-name="Standard"><text:tab/>&lt;/servlet&gt;</text:p>
      <text:p text:style-name="Standard"/>
      <text:p text:style-name="Standard">-<text:bookmark text:name="r-619472"/>Mapping de la servlet</text:p>
      <text:p text:style-name="Standard"><text:tab/>&lt;servlet-mapping&gt;</text:p>
      <text:p text:style-name="Standard"><text:tab/><text:tab/>&lt;servlet-name&gt;Test&lt;/servlet-name&gt;</text:p>
      <text:p text:style-name="Standard"><text:tab/><text:tab/>&lt;url-pattern&gt;/toto&lt;/url-pattern&gt;</text:p>
      <text:p text:style-name="Standard"><text:tab/>&lt;/servlet-mapping&gt;</text:p>
      <text:p text:style-name="Standard"><text:soft-page-break/></text:p>
      <text:p text:style-name="Standard"/>
      <text:p text:style-name="Standard"/>
      <text:list xml:id="list834820097" text:style-name="L3">
        <text:list-item>
          <text:p text:style-name="P8">La page JSP</text:p>
          <text:p text:style-name="P8"/>
        </text:list-item>
      </text:list>
      <text:list xml:id="list1268118680" text:style-name="L4">
        <text:list-header>
          <text:p text:style-name="P10">Une page JSP ressemble beaucoup à une page HTML : </text:p>
        </text:list-header>
        <text:list-item>
          <text:p text:style-name="P10">Elle est éxécutée côté serveur et génère une page renvoyée au client</text:p>
        </text:list-item>
        <text:list-item>
          <text:p text:style-name="P10">Contient des balise HTML mais aussi des balises JSP qui appelent du code JAVA</text:p>
        </text:list-item>
      </text:list>
      <text:p text:style-name="P3"/>
      <text:p text:style-name="P3">En coulisse côté serveur :</text:p>
      <text:p text:style-name="P3"/>
      <text:p text:style-name="Standard"><text:span text:style-name="T5"><text:s/></text:span><text:span text:style-name="T5"><draw:frame draw:style-name="fr2" draw:name="graphics2" text:anchor-type="as-char" svg:width="14.129cm" svg:height="8.414cm" draw:z-index="1"><draw:image xlink:href="http://uploads.siteduzero.com/files/369001_370000/369176.png" xlink:type="simple" xlink:show="embed" xlink:actuate="onLoad"/></draw:frame></text:span><text:bookmark text:name="r-619680"/></text:p>
      <text:p text:style-name="P3"/>
      <text:p text:style-name="P3">A chaque page JSP crée sera aussi crée une servlet. </text:p>
      <text:p text:style-name="P3">Les pages JSP se trouveront dans le répertoire WEB-INF et ne pourront donc pas être directement appelé par une url.</text:p>
      <text:p text:style-name="P3"/>
      <text:p text:style-name="P3">Mise en relation avec la servlet : </text:p>
      <text:p text:style-name="P3">Une fois la page JSP créer et positionnée dans le bon répertoire. Une servlet doit donc l'appeler grâce à la méthode doGet : </text:p>
      <text:p text:style-name="P3"/>
      <text:p text:style-name="P3">public void doGet( HttpServletRequest request, HttpServletResponse response )<text:tab/>throws ServletException, IOException {</text:p>
      <text:p text:style-name="P3"><text:tab/>this.getServletContext().getRequestDispatcher( "/WEB-INF/test.jsp" ).forward( request, response );</text:p>
      <text:p text:style-name="P3">}</text:p>
      <text:p text:style-name="P3"/>
      <text:p text:style-name="P3">Fonctionnement : </text:p>
      <text:p text:style-name="P3"><text:soft-page-break/><draw:frame draw:style-name="fr1" draw:name="graphics3" text:anchor-type="as-char" svg:width="12.116cm" svg:height="4.754cm" draw:z-index="2"><draw:image xlink:href="http://uploads.siteduzero.com/files/369001_370000/369174.png" xlink:type="simple" xlink:show="embed" xlink:actuate="onLoad"/></draw:frame></text:p>
      <text:p text:style-name="P3"/>
      <text:p text:style-name="P3">Les balises &lt; % …%&gt; permettent d'inclurent du code java, pour récupérer des données envoyés par la servlet par exemple : </text:p>
      <text:p text:style-name="P3"><text:tab/>String attribut = (String) request.getAttribute("test");</text:p>
      <text:p text:style-name="P3"/>
      <text:p text:style-name="P3">Il n'est pas très propre d'écrire du code Java dans une JSP ! </text:p>
      <text:p text:style-name="P3"/>
      <text:p text:style-name="P3">Données issues du client (par l'url) : les paramètres</text:p>
      <text:p text:style-name="P3"/>
      <text:p text:style-name="P3">Méthode GET : Pour de petites données. Si pas d'impact sur la ressource.</text:p>
      <text:p text:style-name="P3"/>
      <text:p text:style-name="P3">Méthode POST : Utilisé pour transmettre de grosses données. S'il y a un impact sur la ressource. </text:p>
      <text:p text:style-name="P3"/>
      <text:p text:style-name="P3">Syntaxe : </text:p>
      <text:list xml:id="list1483690476" text:style-name="L5">
        <text:list-item>
          <text:p text:style-name="P14"><text:span text:style-name="T6">Les directives </text:span><text:span text:style-name="T5">: Placées en en-tête de page entre les balises &lt;%@ …%&gt;</text:span></text:p>
          <text:list>
            <text:list-item>
              <text:p text:style-name="P14"><text:span text:style-name="T6">taglib</text:span><text:span text:style-name="T5"> : inclut une bibliothèque personalisée nommée maTagLib</text:span></text:p>
              <text:p text:style-name="P11">&lt;%@ taglib uri="maTagLib.tld" prefix="tagExemple" %&gt;</text:p>
            </text:list-item>
            <text:list-item>
              <text:p text:style-name="P11">page : définit des informations relatives à la page JSP</text:p>
            </text:list-item>
            <text:list-item>
              <text:p text:style-name="P14"><text:span text:style-name="T6">include</text:span><text:span text:style-name="T5"> : inclut le contenu d'un autre fichier dans le fichier courant</text:span></text:p>
              <text:p text:style-name="P11">&lt;%@ include file="uneAutreJSP.jsp" %&gt;</text:p>
              <text:p text:style-name="P11">Très utile pour inclure le header et footer de la page par exemple ! Inclusion de pages uniquement statiques</text:p>
              <text:p text:style-name="P11">Copie de la page avant compilation de celle-ci</text:p>
            </text:list-item>
            <text:list-item>
              <text:p text:style-name="P11">standard include : inclut du contenu de manière "dynamique". Le contenu sera ici chargé à l'exécution.</text:p>
              <text:p text:style-name="P14">Pour inclure un même <text:span text:style-name="Emphasis"><text:span text:style-name="T5">header</text:span></text:span><text:span text:style-name="T5"> et un même </text:span><text:span text:style-name="Emphasis"><text:span text:style-name="T5">footer</text:span></text:span><text:span text:style-name="T5"> dans toutes les pages de votre application ou site web, il est préférable de ne pas utiliser ces techniques d'inclusion, mais de spécifier directement ces portions communes dans le fichier </text:span><text:span text:style-name="Strong_20_Emphasis"><text:span text:style-name="T4">web.xml</text:span></text:span><text:span text:style-name="T5"> de votre projet.</text:span></text:p>
            </text:list-item>
          </text:list>
          <text:p text:style-name="P11"/>
        </text:list-item>
      </text:list>
      <text:p text:style-name="P3"/>
      <text:list xml:id="list2003172753" text:style-name="L6">
        <text:list-item>
          <text:p text:style-name="P9">Le Javabean</text:p>
        </text:list-item>
        <text:list-item>
          <text:p text:style-name="P9">Le langage E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531849147" text:continue-numbering="true" text:style-name="L6">
        <text:list-item>
          <text:p text:style-name="P9">Technologies JSTL</text:p>
          <text:p text:style-name="P12">Langage propre utilisé dans les pages JSP.</text:p>
          <text:p text:style-name="P12">Afin d'utiliser du JSTL dans une page JSP, ajoutez : </text:p>
          <text:list>
            <text:list-header>
              <text:p text:style-name="P20"><text:bookmark text:name="r-620920"/><text:span text:style-name="Source_20_Text">&lt;%@ taglib uri="http://java.sun.com/jsp/jstl/core" prefix="c" %&gt;</text:span></text:p>
            </text:list-header>
          </text:list>
        </text:list-item>
      </text:list>
      <text:p text:style-name="P5"><text:span text:style-name="Source_20_Text"/></text:p>
      <text:p text:style-name="P5"><text:span text:style-name="Source_20_Text"><text:tab/>Reconnaissance par tomcat : </text:span></text:p>
      <text:p text:style-name="Preformatted_20_Text"><text:span text:style-name="Source_20_Text"><text:span text:style-name="T5"><text:tab/>Télécharger </text:span></text:span><text:span text:style-name="Source_20_Text"><text:span text:style-name="Strong_20_Emphasis">jstl-1.2.jar</text:span></text:span><text:span text:style-name="Source_20_Text"><text:span text:style-name="T5"> en cliquant sur ce lien : </text:span></text:span><text:a xlink:type="simple" xlink:href="http://www.sdz-files.com/cours/java-ee/jstl-1.2.jar"><text:span text:style-name="Source_20_Text"><text:span text:style-name="T3">http://www.sdz-files.com/cours/java-ee/jstl-1.2.jar</text:span></text:span></text:a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5">Le copier dans le répertoire lib de WEB-INF</text:span></text:span></text:p>
      <text:p text:style-name="Preformatted_20_Text"><text:span text:style-name="Source_20_Text"><text:span text:style-name="T5"/></text:span></text:p>
      <text:list xml:id="list1678400739" text:style-name="L7">
        <text:list-item>
          <text:p text:style-name="P21"><text:span text:style-name="Source_20_Text"><text:span text:style-name="T6">La bibliothèque Core :</text:span></text:span></text:p>
        </text:list-item>
      </text:list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3">Affichage d'une expression</text:span></text:span><text:span text:style-name="Source_20_Text"><text:span text:style-name="T6"> </text:span></text:span></text:p>
      <text:p text:style-name="Preformatted_20_Text"><text:span text:style-name="Source_20_Text"><text:span text:style-name="T6">&lt;c:out value="" /&gt;</text:span></text:span></text:p>
      <text:p text:style-name="Preformatted_20_Text"><text:span text:style-name="Source_20_Text"><text:span text:style-name="T5">utiliser ce tag JSTL lorsque vous affichez des variables</text:span></text:span></text:p>
      <text:p text:style-name="Preformatted_20_Text"><text:span text:style-name="Source_20_Text"><text:span text:style-name="T5"/></text:span></text:p>
      <text:h text:style-name="Heading_20_5" text:outline-level="5"><text:bookmark text:name="r-621006"/><text:span text:style-name="Source_20_Text"><text:span text:style-name="T3">Création de variable</text:span></text:span></text:h>
      <text:p text:style-name="Text_20_body"><text:span text:style-name="Source_20_Text"><text:span text:style-name="T8">&lt;c:set&gt;</text:span></text:span></text:p>
      <text:p text:style-name="Text_20_body"><text:span text:style-name="Source_20_Text"><text:span text:style-name="T7">ex : Cette balise met l'expression "Salut les zéros !" dans l'attribut "message" de la requête : </text:span></text:span></text:p>
      <text:p text:style-name="Text_20_body"><text:span text:style-name="Source_20_Text"><text:span text:style-name="T8">&lt;c:set var="message" value="Salut les zéros !" scope="request" /&gt;</text:span></text:span></text:p>
      <text:p text:style-name="Text_20_body"><text:span text:style-name="Source_20_Text"><text:span text:style-name="T7">Puis affichage de l'expression contenue dans la variable "message" de la requête :</text:span></text:span></text:p>
      <text:p text:style-name="Text_20_body"><text:span text:style-name="Source_20_Text"><text:span text:style-name="T8">&lt;c:out value="${requestScope.message}" /&gt;</text:span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p text:style-name="Text_20_body"><text:span text:style-name="Source_20_Text"><text:span text:style-name="T8"/></text:span></text:p>
      <text:list xml:id="list1767703212" text:style-name="L8">
        <text:list-item>
          <text:p text:style-name="P15"><text:soft-page-break/><text:span text:style-name="Source_20_Text"><text:span text:style-name="T10">Remarques : </text:span></text:span></text:p>
          <text:p text:style-name="P15"><text:span text:style-name="Source_20_Text"><text:span text:style-name="T10">Les feuilles de styles CSS doivent être placées dans un répertoire publique : ex : webcontent</text:span></text:span></text:p>
        </text:list-item>
      </text:list>
      <text:p text:style-name="Text_20_body"><text:span text:style-name="Source_20_Text"><text:span text:style-name="T10"/></text:span></text:p>
      <text:p text:style-name="P4"><text:span text:style-name="Source_20_Text"><text:span text:style-name="T9">BASE DE DONNEES</text:span></text:span></text:p>
      <text:p text:style-name="Text_20_body"><text:span text:style-name="Source_20_Text"><text:span text:style-name="T10"/></text:span></text:p>
      <text:list xml:id="list67732080" text:continue-numbering="true" text:style-name="L8">
        <text:list-item>
          <text:p text:style-name="P15"><text:span text:style-name="Source_20_Text"><text:span text:style-name="T13">Préparation de la base de données MySQL</text:span></text:span></text:p>
          <text:p text:style-name="P15"><text:span text:style-name="Source_20_Text"><text:span text:style-name="T12">Télécharger la bonne version : </text:span></text:span><text:a xlink:type="simple" xlink:href="http://dev.mysql.com/downloads/mysql/#downloads"><text:span text:style-name="Source_20_Text">http://dev.mysql.com/downloads/mysql/#downloads</text:span></text:a></text:p>
          <text:p text:style-name="P15"><text:span text:style-name="Source_20_Text"><text:span text:style-name="T12"/></text:span></text:p>
        </text:list-item>
      </text:list>
      <text:p text:style-name="Preformatted_20_Text"><text:bookmark text:name="r-623886"/><text:span text:style-name="Source_20_Text"><text:span text:style-name="T12"><text:tab/>sudo apt-get install mysql-server mysql-client</text:span></text:span></text:p>
      <text:p text:style-name="Preformatted_20_Text"><text:span text:style-name="Source_20_Text"><text:span text:style-name="T12"><text:tab/>Modification du mdp par défaut de l'utilisateur root : </text:span></text:span></text:p>
      <text:p text:style-name="Preformatted_20_Text"><text:bookmark text:name="r-623888"/><text:span text:style-name="Source_20_Text"><text:span text:style-name="T12"><text:tab/></text:span></text:span><text:span text:style-name="Source_20_Text"><text:span text:style-name="Example"><text:span text:style-name="T12">sudo mysqladmin -u root -h localhost password 'votre mot de passe'</text:span></text:span></text:span></text:p>
      <text:list xml:id="list662923823" text:style-name="L9">
        <text:list-header>
          <text:p text:style-name="P22"><text:span text:style-name="Example"><text:span text:style-name="T10"/></text:span></text:p>
        </text:list-header>
      </text:list>
      <text:list xml:id="list1621323292" text:style-name="L10">
        <text:list-item>
          <text:p text:style-name="P23"><text:span text:style-name="Example"><text:span text:style-name="T10">Création d'une base nommée bdd_sdzee: </text:span></text:span></text:p>
          <text:p text:style-name="P23"><text:span text:style-name="Example"><text:span text:style-name="T12"/></text:span></text:p>
          <text:p text:style-name="P23"><text:span text:style-name="Example"><text:span text:style-name="T12">CREATE DATABASE bdd_sdzee DEFAULT CHARACTER SET utf8 COLLATE utf8_general_ci;</text:span></text:span></text:p>
          <text:p text:style-name="P23"><text:span text:style-name="Example"><text:span text:style-name="T12"/></text:span></text:p>
        </text:list-item>
        <text:list-item>
          <text:p text:style-name="P23"><text:span text:style-name="Example"><text:span text:style-name="T10">Création d'un user : </text:span></text:span></text:p>
          <text:p text:style-name="P23"><text:span text:style-name="Example"><text:span text:style-name="T12">CREATE USER 'java'@'localhost' IDENTIFIED BY 'SdZ_eE';</text:span></text:span></text:p>
          <text:p text:style-name="P23"><text:span text:style-name="Example"><text:span text:style-name="T12">GRANT ALL ON bdd_sdzee.* TO 'java'@'localhost' IDENTIFIED BY 'SdZ_eE';</text:span></text:span></text:p>
        </text:list-item>
      </text:list>
      <text:p text:style-name="Preformatted_20_Text"><text:span text:style-name="Example"><text:span text:style-name="T12">Ici le compte créé se nomme </text:span></text:span><text:span text:style-name="Example"><text:span text:style-name="Strong_20_Emphasis"><text:span text:style-name="T12">java</text:span></text:span></text:span><text:span text:style-name="Example"><text:span text:style-name="T12">, a pour mot de passe </text:span></text:span><text:span text:style-name="Example"><text:span text:style-name="Strong_20_Emphasis"><text:span text:style-name="T12">SdZ_eE</text:span></text:span></text:span><text:span text:style-name="Example"><text:span text:style-name="T12"> et dispose de tous les droits sur la base </text:span></text:span><text:span text:style-name="Example"><text:span text:style-name="Strong_20_Emphasis"><text:span text:style-name="T12">bdd_sdzee</text:span></text:span></text:span><text:span text:style-name="Example"><text:span text:style-name="T12">.</text:span></text:span><text:span text:style-name="Example"><text:span text:style-name="T10"> </text:span></text:span></text:p>
      <text:p text:style-name="Preformatted_20_Text"><text:span text:style-name="Example"><text:span text:style-name="T10"/></text:span></text:p>
      <text:list xml:id="list1865484493" text:style-name="L11">
        <text:list-item>
          <text:p text:style-name="P24"><text:span text:style-name="Example"><text:span text:style-name="T12">Pour l'utiliser, il faut ensuite vous déconnecter via la commande <text:tab/><text:tab/><text:tab/>exit, </text:span></text:span></text:p>
          <text:p text:style-name="P24"><text:span text:style-name="Example"><text:span text:style-name="T12">et vous connecter à nouveau via la commande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pan text:style-name="Example"><text:span text:style-name="T12">mysql -h localhost -u java -p, 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><text:span text:style-name="Example"><text:span text:style-name="T12">et enfin entrer la commande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pan text:style-name="Example"><text:span text:style-name="T12">use bdd_sdzee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reformatted_20_Text"><text:span text:style-name="Example"><text:span text:style-name="T10"/></text:span></text:p>
      <text:p text:style-name="Preformatted_20_Text"><text:span text:style-name="Example"><text:span text:style-name="T10"/></text:span></text:p>
      <text:list xml:id="list2135927387" text:continue-numbering="true" text:style-name="L11">
        <text:list-item>
          <text:p text:style-name="P24"><text:span text:style-name="Example"><text:span text:style-name="T10">Mise en place de Jdbc dans le projet</text:span></text:span></text:p>
        </text:list-item>
      </text:list>
      <text:p text:style-name="Preformatted_20_Text"><text:span text:style-name="Example"><text:span text:style-name="T12"/></text:span></text:p>
      <text:p text:style-name="Text_20_body"><text:span text:style-name="Example"><text:span text:style-name="T12">C</text:span></text:span><text:span text:style-name="Example"><text:span text:style-name="T12">'est une API qui fait partie intégrante de la plate-forme Java, et qui est constituée de classes permettant l'accès depuis vos applications Java à des données rangées sous forme de tables. Dans la très grande majorité des cas, il s'agira bien entendu de bases de données stockées dans un SGBD ! Les actions rendues possibles par cette API sont :</text:span></text:span></text:p>
      <text:list xml:id="list657077074" text:style-name="L12">
        <text:list-item>
          <text:p text:style-name="P16"><text:bookmark text:name="r-623922"/><text:bookmark text:name="r-623917"/><text:bookmark text:name="r-623916"/>la connexion avec le SGBD ;</text:p>
        </text:list-item>
        <text:list-item>
          <text:p text:style-name="P16"><text:bookmark text:name="r-623919"/><text:bookmark text:name="r-623918"/>l'envoi de requêtes SQL au SGBD depuis une application Java ;</text:p>
        </text:list-item>
        <text:list-item>
          <text:p text:style-name="P16"><text:bookmark text:name="r-623921"/><text:bookmark text:name="r-623920"/>le traitement des données et éventuelles erreurs retournées par le SGBD lors des différentes étapes du dialogue (connexion, requête, exécution, etc.).</text:p>
        </text:list-item>
      </text:list>
      <text:p text:style-name="Preformatted_20_Text"><text:span text:style-name="Example"><text:span text:style-name="T10"/></text:span></text:p>
      <text:p text:style-name="Preformatted_20_Text"><text:span text:style-name="Example"><text:span text:style-name="T10"/></text:span></text:p>
      <text:list xml:id="list1236507145" text:style-name="L13">
        <text:list-item>
          <text:p text:style-name="P25"><text:span text:style-name="Example"><text:span text:style-name="T10">Récupérer le driver :</text:span></text:span><text:a xlink:type="simple" xlink:href="http://dev.mysql.com/downloads/connector/j/"><text:span text:style-name="Example"><text:span text:style-name="T13">http://dev.mysql.com/downloads/connector/j/</text:span></text:span></text:a></text:p>
        </text:list-item>
      </text:list>
      <text:p text:style-name="Preformatted_20_Text"><text:span text:style-name="Example"><text:span text:style-name="T10"/></text:span></text:p>
      <text:p text:style-name="Preformatted_20_Text"><text:soft-page-break/><text:span text:style-name="Example"><text:span text:style-name="T10"><draw:frame draw:style-name="fr1" draw:name="graphics5" text:anchor-type="as-char" svg:width="17.491cm" svg:height="9.082cm" draw:z-index="3"><draw:image xlink:href="http://uploads.siteduzero.com/files/376001_377000/376708.png" xlink:type="simple" xlink:show="embed" xlink:actuate="onLoad"/></draw:frame></text:span></text:span></text:p>
      <text:p text:style-name="Preformatted_20_Text"><text:span text:style-name="Source_20_Text"><text:span text:style-name="T12">Il suffit ensuite de copier ce fichier dans le répertoire </text:span></text:span><text:span text:style-name="Source_20_Text"><text:span text:style-name="Strong_20_Emphasis"><text:span text:style-name="T11">/lib</text:span></text:span></text:span><text:span text:style-name="Source_20_Text"><text:span text:style-name="T12"> présent dans le dossier d'installation de votre Tomcat, et tous les projets déployés sur ce serveur pourront alors communiquer avec une base de données MySQL.</text:span></text:span></text:p>
      <text:list xml:id="list137910420" text:continue-list="list531849147" text:style-name="L6">
        <text:list-header>
          <text:p text:style-name="P12"/>
        </text:list-header>
      </text:list>
      <text:p text:style-name="P3"/>
      <text:p text:style-name="P3"><text:span text:style-name="T2">Le Modèle DAO</text:span> </text:p>
      <text:p text:style-name="P3"/>
      <text:list xml:id="list1406151544" text:style-name="L14">
        <text:list-item>
          <text:p text:style-name="P13">Dans un package bean (de src) sera contenu les beans qui représentent les tables SQL. </text:p>
          <text:p text:style-name="P13">Donc ce sont des classes JAVA qui ont exactement la même structure qu'une classe SQL.</text:p>
          <text:p text:style-name="P13"><text:s/></text:p>
        </text:list-item>
        <text:list-item>
          <text:p text:style-name="P13">Créer un package dao : </text:p>
          <text:list>
            <text:list-item>
              <text:p text:style-name="P13">Un fichier de configuration place sous WEB_INF (car contient des mdp confidentiels) ex : dao.properties qui se chargera de lancer la connexion :</text:p>
              <text:p text:style-name="P13">url = jdbc:mysql://localhost:3306/bdd_sdze</text:p>
              <text:p text:style-name="P13">driver = com.mysql.jdbc.Driver</text:p>
              <text:p text:style-name="P13">nomutilisateur = java</text:p>
              <text:p text:style-name="P13">motdepasse = $dZ_£E</text:p>
              <text:p text:style-name="P13"><text:s/></text:p>
            </text:list-item>
            <text:list-item>
              <text:p text:style-name="P13">Creation d'un factory : est en charge de l'instanciation des différents DAO de notre appli</text:p>
              <text:p text:style-name="P13">Il va être reponsable de :</text:p>
              <text:list>
                <text:list-item>
                  <text:p text:style-name="P18"><text:bookmark text:name="r-624520"/><text:bookmark text:name="r-624515"/><text:bookmark text:name="r-624514"/><text:span text:style-name="T5">lire les informations de configuration depuis le fichier </text:span><text:span text:style-name="Emphasis"><text:span text:style-name="T5">properties</text:span></text:span><text:span text:style-name="T5"> ;</text:span></text:p>
                </text:list-item>
                <text:list-item>
                  <text:p text:style-name="P18"><text:bookmark text:name="r-624517"/><text:bookmark text:name="r-624516"/>charger le driver JDBC du SGBD utilisé ;</text:p>
                </text:list-item>
                <text:list-item>
                  <text:p text:style-name="P18"><text:bookmark text:name="r-624519"/><text:bookmark text:name="r-624518"/>fournir une connexion à la base de données.*</text:p>
                </text:list-item>
              </text:list>
            </text:list-item>
          </text:list>
        </text:list-item>
      </text:list>
      <text:p text:style-name="Text_20_body"/>
      <text:list xml:id="list160330141" text:continue-numbering="true" text:style-name="L14">
        <text:list-item>
          <text:p text:style-name="P18">Création de l'interface du DAO Utilisateur</text:p>
        </text:list-item>
        <text:list-item>
          <text:p text:style-name="P18">Création de l'implémentation du DAO implements l'interface</text:p>
        </text:list-item>
        <text:list-item>
          <text:p text:style-name="P18">Création d'une classe DAOUtilitaire (dans le package DAO) qui contient des fonctions utiles pour les DAO :</text:p>
          <text:list>
            <text:list-item>
              <text:p text:style-name="P18"><text:bookmark text:name="r-624597"/><text:bookmark text:name="r-624592"/><text:bookmark text:name="r-624591"/>une qui récupère une liste de paramètres et les ajoute à une requête préparée donnée ;</text:p>
            </text:list-item>
            <text:list-item>
              <text:p text:style-name="P18"><text:bookmark text:name="r-624594"/><text:bookmark text:name="r-624593"/><text:soft-page-break/>une qui récupère un <text:span text:style-name="Source_20_Text">ResultSet</text:span> et enregistre ses données dans un bean ;</text:p>
            </text:list-item>
            <text:list-item>
              <text:p text:style-name="P18"><text:bookmark text:name="r-624596"/><text:bookmark text:name="r-624595"/>une qui ferme toutes les ressources ouvertes.</text:p>
            </text:list-item>
          </text:list>
        </text:list-item>
      </text:list>
      <text:p text:style-name="Text_20_body"/>
      <text:p text:style-name="P19">Intégration</text:p>
      <text:p text:style-name="P19"/>
      <text:list xml:id="list210647735" text:style-name="L17">
        <text:list-item>
          <text:p text:style-name="P17">Création d'un listener afin de lancer qu'une seule fois l'instanciation du facory et donc la connexion à la base</text:p>
        </text:list-item>
        <text:list-item>
          <text:h text:style-name="P26" text:outline-level="5"><text:bookmark text:name="r-624678"/>Configuration du Listener</text:h>
        </text:list-item>
      </text:list>
      <text:p text:style-name="Text_20_body"><text:bookmark text:name="r-624675"/>Pour que notre <text:span text:style-name="Strong_20_Emphasis">Listener</text:span> fraîchement créé soit pris en compte lors du démarrage de notre application, il nous faut ajouter une section au fichier <text:span text:style-name="Strong_20_Emphasis">web.xml</text:span> :</text:p>
      <text:p text:style-name="Text_20_body">&lt;listener&gt;</text:p>
      <text:p text:style-name="Text_20_body"><text:s text:c="4"/>&lt;listener-class&gt;com.sdzee.config.InitialisationDaoFactory&lt;/listener-class&gt;</text:p>
      <text:p text:style-name="Text_20_body">&lt;/listener&gt;</text:p>
      <text:list xml:id="list646186560" text:continue-numbering="true" text:style-name="L17">
        <text:list-item>
          <text:p text:style-name="P17"/>
        </text:list-item>
      </text:list>
      <text:list xml:id="list1072495977" text:continue-list="list160330141" text:style-name="L14">
        <text:list-item>
          <text:list>
            <text:list-header>
              <text:p text:style-name="P18"/>
            </text:list-header>
          </text:list>
        </text:list-item>
      </text:list>
      <text:p text:style-name="Text_20_body"/>
      <text:list xml:id="list1313124773" text:continue-numbering="true" text:style-name="L14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DejaVu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roid Sans" style:font-size-asian="10pt" style:font-weight-asian="bold" style:font-name-complex="DejaVu Sans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roid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DejaVu Sans Mono" style:font-name-asian="Droid Sans1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4:22:08</meta:creation-date>
    <meta:generator>LibreOffice/3.5$Linux_X86_64 LibreOffice_project/350m1$Build-2</meta:generator>
    <dc:date>2014-08-21T17:14:58</dc:date>
    <meta:editing-duration>PT3H13M54S</meta:editing-duration>
    <meta:editing-cycles>35</meta:editing-cycles>
    <meta:document-statistic meta:table-count="0" meta:image-count="4" meta:object-count="0" meta:page-count="7" meta:paragraph-count="132" meta:word-count="1146" meta:character-count="7214" meta:non-whitespace-character-count="6189"/>
  </office:meta>
</office:document-meta>
</file>